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1c16" officeooo:paragraph-rsid="00081c16"/>
    </style:style>
    <style:style style:name="P2" style:family="paragraph" style:parent-style-name="Standard">
      <style:text-properties officeooo:paragraph-rsid="00081c16"/>
    </style:style>
    <style:style style:name="P3" style:family="paragraph" style:parent-style-name="Standard">
      <style:text-properties officeooo:paragraph-rsid="000afb82"/>
    </style:style>
    <style:style style:name="P4" style:family="paragraph" style:parent-style-name="Standard" style:list-style-name="L1">
      <style:text-properties officeooo:paragraph-rsid="00081c16"/>
    </style:style>
    <style:style style:name="P5" style:family="paragraph" style:parent-style-name="Standard" style:list-style-name="L1">
      <style:text-properties officeooo:rsid="00081c16" officeooo:paragraph-rsid="00081c16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445in" fo:min-width="0.3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445in" fo:min-width="0.364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72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 table:</text:p>
      <text:p text:style-name="P1"/>
      <text:p text:style-name="P1">O que é?</text:p>
      <text:p text:style-name="P1">É uma estrutura de dados que visa buscar dados, em médio, em O(n). Basicamente a hash table utiliza uma função que faz a ligação entre o par valor x index. A hash table é uma extensão do array.<text:line-break/></text:p>
      <text:p text:style-name="P1">Desvantagens:</text:p>
      <text:p text:style-name="P1">O array que será utilizado necessita ter tamanho previamente definido. </text:p>
      <text:p text:style-name="P1"/>
      <text:p text:style-name="P1">Usando termos mais próprios dessa estrutura:</text:p>
      <text:p text:style-name="P2"/>
      <text:list text:style-name="L1">
        <text:list-item>
          <text:p text:style-name="P5">Chave hash: É o valor que será utilizado para resgatar o elemento</text:p>
        </text:list-item>
        <text:list-item>
          <text:p text:style-name="P5">Função hash ou de espalhamento: É a função que será realizada sobre a chave hash.</text:p>
        </text:list-item>
        <text:list-item>
          <text:p text:style-name="P4">Colisão: Quando dois elementos diferentes geram a mesma posição através da função hash</text:p>
        </text:list-item>
      </text:list>
      <text:p text:style-name="P2"/>
      <text:p text:style-name="P3">Como escolher o tamanho da tabela?</text:p>
      <text:p text:style-name="P3">Tamanho = 2 * (qtd_elementos). Com esse número em mãos, você deve escolher o número primo mais próximo.</text:p>
      <text:p text:style-name="P3">Além disso, é importante olhar o fator de carga (qtd_elementos/tamanho). Esse valor vai te dizer a porcentagem de ocupação da sua tabela, o ideal é que esteja entre 1 e 0.</text:p>
      <text:p text:style-name="P3"/>
      <text:p text:style-name="P3"/>
      <text:p text:style-name="P3">Como tratar colisões?<text:line-break/>Eu posso simplesmente ir percorrendo o próximo índice do array ou é possível ter outra bordagem utilizando um vetor de listas encadeadas. Nessa nova tabela hash os elementos são inseridos nas listas encadeadas e não mais na posição do index. Ex:<text:line-break/></text:p>
      <text:p text:style-name="P1"/>
      <text:p text:style-name="P1"><draw:frame draw:style-name="fr1" draw:name="Frame1" text:anchor-type="paragraph" svg:x="2.3752in" svg:y="0.011in" svg:width="2.4098in" draw:z-index="0"><draw:text-box fo:min-height="2.3965in"><text:p text:style-name="Frame_20_contents"><draw:custom-shape text:anchor-type="paragraph" draw:z-index="12" draw:name="Shape 1" draw:style-name="gr1" svg:width="0.365in" svg:height="0.3449in" svg:x="0.3764in" svg:y="1.2425in"><text:p/><draw:enhanced-geometry svg:viewBox="0 0 21600 21600" draw:type="rectangle" draw:enhanced-path="M 0 0 L 21600 0 21600 21600 0 21600 0 0 Z N"/></draw:custom-shape><draw:custom-shape text:anchor-type="paragraph" draw:z-index="1" draw:name="Shape 2" draw:style-name="gr1" svg:width="0.365in" svg:height="0.3449in" svg:x="0.3764in" svg:y="0.898in"><text:p/><draw:enhanced-geometry svg:viewBox="0 0 21600 21600" draw:type="rectangle" draw:enhanced-path="M 0 0 L 21600 0 21600 21600 0 21600 0 0 Z N"/></draw:custom-shape><draw:custom-shape text:anchor-type="paragraph" draw:z-index="3" draw:name="Shape 4" draw:style-name="gr1" svg:width="0.365in" svg:height="0.3449in" svg:x="0.3764in" svg:y="0.2091in"><text:p/><draw:enhanced-geometry svg:viewBox="0 0 21600 21600" draw:type="rectangle" draw:enhanced-path="M 0 0 L 21600 0 21600 21600 0 21600 0 0 Z N"/></draw:custom-shape><draw:custom-shape text:anchor-type="paragraph" draw:z-index="4" draw:name="Shape 5" draw:style-name="gr1" svg:width="0.365in" svg:height="0.3449in" svg:x="0.3764in" svg:y="1.5866in"><text:p/><draw:enhanced-geometry svg:viewBox="0 0 21600 21600" draw:type="rectangle" draw:enhanced-path="M 0 0 L 21600 0 21600 21600 0 21600 0 0 Z N"/></draw:custom-shape><draw:frame text:anchor-type="paragraph" draw:z-index="5" draw:name="Text Frame 1" draw:style-name="gr4" draw:text-style-name="P8" svg:width="0.2539in" svg:height="1.726in" svg:x="0.2327in" svg:y="0.2055in"><draw:text-box><text:p>0</text:p><text:p/><text:p>1</text:p><text:p/><text:p>2</text:p><text:p/><text:p>3</text:p><text:p/><text:p>4</text:p></draw:text-box></draw:frame><draw:line text:anchor-type="paragraph" draw:z-index="6" draw:name="Horizontal line 1" draw:style-name="gr3" draw:text-style-name="P7" svg:x1="0.7409in" svg:y1="1.4181in" svg:x2="1.1181in" svg:y2="1.4181in"><text:p/></draw:line><draw:line text:anchor-type="paragraph" draw:z-index="7" draw:name="Horizontal line 2" draw:style-name="gr3" draw:text-style-name="P7" svg:x1="0.7409in" svg:y1="0.3571in" svg:x2="1.1319in" svg:y2="0.3571in"><text:p/></draw:line><draw:custom-shape text:anchor-type="paragraph" draw:z-index="8" draw:name="Shape 6" draw:style-name="gr2" draw:text-style-name="P6" svg:width="0.365in" svg:height="0.3449in" svg:x="1.1319in" svg:y="0.1957in"><text:p>154</text:p><draw:enhanced-geometry svg:viewBox="0 0 21600 21600" draw:type="rectangle" draw:enhanced-path="M 0 0 L 21600 0 21600 21600 0 21600 0 0 Z N"/></draw:custom-shape><draw:custom-shape text:anchor-type="paragraph" draw:z-index="9" draw:name="Shape 7" draw:style-name="gr2" draw:text-style-name="P6" svg:width="0.365in" svg:height="0.3449in" svg:x="1.1252in" svg:y="1.2374in"><text:p>225</text:p><draw:enhanced-geometry svg:viewBox="0 0 21600 21600" draw:type="rectangle" draw:enhanced-path="M 0 0 L 21600 0 21600 21600 0 21600 0 0 Z N"/></draw:custom-shape><draw:line text:anchor-type="paragraph" draw:z-index="10" draw:name="Horizontal line 3" draw:style-name="gr3" draw:text-style-name="P7" svg:x1="1.4898in" svg:y1="1.4047in" svg:x2="1.8669in" svg:y2="1.4047in"><text:p/></draw:line><draw:custom-shape text:anchor-type="paragraph" draw:z-index="11" draw:name="Shape 8" draw:style-name="gr2" draw:text-style-name="P6" svg:width="0.365in" svg:height="0.3449in" svg:x="1.8736in" svg:y="1.2445in"><text:p>213</text:p><draw:enhanced-geometry svg:viewBox="0 0 21600 21600" draw:type="rectangle" draw:enhanced-path="M 0 0 L 21600 0 21600 21600 0 21600 0 0 Z N"/></draw:custom-shape><draw:custom-shape text:anchor-type="paragraph" draw:z-index="2" draw:name="Shape 3" draw:style-name="gr1" svg:width="0.365in" svg:height="0.3449in" svg:x="0.3764in" svg:y="0.5535in"><text:p/><draw:enhanced-geometry svg:viewBox="0 0 21600 21600" draw:type="rectangle" draw:enhanced-path="M 0 0 L 21600 0 21600 21600 0 21600 0 0 Z N"/></draw:custom-shape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22:30:04.031557443</meta:creation-date>
    <dc:date>2024-10-20T23:13:59.125178397</dc:date>
    <meta:editing-duration>PT43M55S</meta:editing-duration>
    <meta:editing-cycles>2</meta:editing-cycles>
    <meta:generator>LibreOffice/7.6.5.2$Linux_X86_64 LibreOffice_project/38d5f62f85355c192ef5f1dd47c5c0c0c6d6598b</meta:generator>
    <meta:document-statistic meta:table-count="0" meta:image-count="0" meta:object-count="0" meta:page-count="1" meta:paragraph-count="13" meta:word-count="202" meta:character-count="1152" meta:non-whitespace-character-count="963"/>
  </office:meta>
</office:document-meta>
</file>